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officeooo:rsid="000528ba" officeooo:paragraph-rsid="000528ba"/>
    </style:style>
    <style:style style:name="P4" style:family="paragraph" style:parent-style-name="Standard">
      <style:text-properties officeooo:rsid="0005625e" officeooo:paragraph-rsid="0005625e"/>
    </style:style>
    <style:style style:name="P5" style:family="paragraph" style:parent-style-name="Standard">
      <style:text-properties officeooo:rsid="00060fbd" officeooo:paragraph-rsid="00060fbd"/>
    </style:style>
    <style:style style:name="P6" style:family="paragraph" style:parent-style-name="Standard">
      <style:text-properties officeooo:paragraph-rsid="0006ed34"/>
    </style:style>
    <style:style style:name="P7" style:family="paragraph" style:parent-style-name="Standard">
      <style:text-properties fo:font-size="16pt" fo:language="fr" fo:country="FR" style:text-underline-style="none" officeooo:rsid="000528ba" style:font-size-asian="14pt" style:font-size-complex="16pt"/>
    </style:style>
    <style:style style:name="P8" style:family="paragraph" style:parent-style-name="Standard">
      <style:text-properties fo:language="fr" fo:country="FR"/>
    </style:style>
    <style:style style:name="P9" style:family="paragraph" style:parent-style-name="Standard">
      <style:text-properties fo:language="fr" fo:country="FR" officeooo:rsid="000528ba"/>
    </style:style>
    <style:style style:name="P10" style:family="paragraph" style:parent-style-name="Standard">
      <style:text-properties fo:language="fr" fo:country="FR" officeooo:rsid="0005625e" officeooo:paragraph-rsid="000528ba"/>
    </style:style>
    <style:style style:name="P11" style:family="paragraph" style:parent-style-name="Standard">
      <style:text-properties fo:language="fr" fo:country="FR" officeooo:rsid="0005625e" officeooo:paragraph-rsid="0005625e"/>
    </style:style>
    <style:style style:name="P12" style:family="paragraph" style:parent-style-name="Standard">
      <style:text-properties fo:language="fr" fo:country="FR" officeooo:rsid="00060fbd" officeooo:paragraph-rsid="00060fbd"/>
    </style:style>
    <style:style style:name="P13" style:family="paragraph" style:parent-style-name="Standard">
      <style:text-properties fo:language="fr" fo:country="FR" officeooo:rsid="0006ed34" officeooo:paragraph-rsid="0006ed34"/>
    </style:style>
    <style:style style:name="P14" style:family="paragraph" style:parent-style-name="Standard">
      <style:text-properties fo:language="fr" fo:country="FR" officeooo:rsid="000972fc" officeooo:paragraph-rsid="000972fc"/>
    </style:style>
    <style:style style:name="P15" style:family="paragraph" style:parent-style-name="Standard">
      <style:text-properties officeooo:paragraph-rsid="000972fc"/>
    </style:style>
    <style:style style:name="P16" style:family="paragraph" style:parent-style-name="Standard">
      <style:text-properties officeooo:rsid="000972fc" officeooo:paragraph-rsid="000972fc"/>
    </style:style>
    <style:style style:name="P17" style:family="paragraph" style:parent-style-name="Standard">
      <style:text-properties officeooo:paragraph-rsid="0009b9d7"/>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fo:language="fr" fo:country="FR" style:text-underline-style="solid" style:text-underline-width="auto" style:text-underline-color="font-color" officeooo:rsid="000972fc"/>
    </style:style>
    <style:style style:name="T12" style:family="text">
      <style:text-properties fo:language="fr" fo:country="FR" style:text-underline-style="none"/>
    </style:style>
    <style:style style:name="T13" style:family="text">
      <style:text-properties fo:language="fr" fo:country="FR" style:text-underline-style="none" officeooo:rsid="000972fc"/>
    </style:style>
    <style:style style:name="T14" style:family="text">
      <style:text-properties fo:language="fr" fo:country="FR" style:text-underline-style="none" officeooo:rsid="0006ed34"/>
    </style:style>
    <style:style style:name="T15" style:family="text">
      <style:text-properties fo:language="fr" fo:country="FR" style:text-underline-style="none" officeooo:rsid="0007a33c"/>
    </style:style>
    <style:style style:name="T16" style:family="text">
      <style:text-properties fo:language="fr" fo:country="FR" style:text-underline-style="none" officeooo:rsid="0009b9d7"/>
    </style:style>
    <style:style style:name="T17" style:family="text">
      <style:text-properties officeooo:rsid="0009b9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7"/>
      <text:p text:style-name="P7"/>
      <text:p text:style-name="P1"><text:span text:style-name="T3"><text:tab/></text:span><text:span text:style-name="T4">1) Travail préliminaire</text:span></text:p>
      <text:p text:style-name="P7"/>
      <text:p text:style-name="P7"/>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P9">- Utiliser un algorithme génétique</text:p>
      <text:p text:style-name="P9"/>
      <text:p text:style-name="P3"><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10"/>
      <text:p text:style-name="P11">Sources :</text:p>
      <text:p text:style-name="P4"><text:a xlink:type="simple" xlink:href="https://tcourreges.github.io/coders-strike-back" text:style-name="Internet_20_link" text:visited-style-name="Visited_20_Internet_20_Link"><text:span text:style-name="T5">https://tcourreges.github.io/coders-strike-back</text:span></text:a></text:p>
      <text:p text:style-name="P4"><text:a xlink:type="simple" xlink:href="https://www.youtube.com/watch?v=a8Bo2DHrrow" text:style-name="Internet_20_link" text:visited-style-name="Visited_20_Internet_20_Link"><text:span text:style-name="T5">https://www.youtube.com/watch?v=a8Bo2DHrrow</text:span></text:a></text:p>
      <text:p text:style-name="P4"><text:a xlink:type="simple" xlink:href="https://www.codingame.com/playgrounds/36476/smitsimax" text:style-name="Internet_20_link" text:visited-style-name="Visited_20_Internet_20_Link"><text:span text:style-name="T5">https://www.codingame.com/playgrounds/36476/smitsimax</text:span></text:a></text:p>
      <text:p text:style-name="P11"/>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2">- Je n’ai pas codé ce genre d’algorithme depuis longtemps et je ne pense pas que ma limite de temps de temps me permette d’expérimenter autant</text:p>
      <text:p text:style-name="P2"/>
      <text:p text:style-name="P5"><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13">J’envisage de passer vers de l’exploration d’arbre suivant où me mèneront mes solutions et le temps qu’il me restera.</text:p>
      <text:p text:style-name="P13"><text:tab/>Je compte faire évoluer mon code itérativement d’une league à l’autre en répondant de façon minimale au problème présenté dans chaque League.</text:p>
      <text:p text:style-name="P13"/>
      <text:p text:style-name="P6"><text:span text:style-name="T9"><text:tab/><text:tab/><text:tab/><text:tab/><text:tab/><text:tab/><text:tab/><text:tab/><text:tab/>11/06/2021, 15h41 </text:span><text:span text:style-name="T10">(durée 1h)</text:span></text:p>
      <text:p text:style-name="P1"/>
      <text:p text:style-name="P1"/>
      <text:p text:style-name="P14"/>
      <text:p text:style-name="P14"/>
      <text:p text:style-name="P14"/>
      <text:p text:style-name="P14"/>
      <text:p text:style-name="P14"/>
      <text:p text:style-name="P15"><text:soft-page-break/><text:span text:style-name="T13"><text:tab/></text:span><text:span text:style-name="T11">2) De bois 3 à bois 1</text:span></text:p>
      <text:p text:style-name="P15"><text:span text:style-name="T13"/></text:p>
      <text:p text:style-name="P16"><text:span text:style-name="T12"><text:tab/>Pour passer de bois 3 à bois 2 j’ai suivi le tutoriel (en y perdant pas mal de temps du fait de l’interface. </text:span></text:p>
      <text:p text:style-name="P16"><text:span text:style-name="T12"><text:tab/>J’ai fait mon premier push sur git pour le bois 2 après avoir créé une classe vecteur pour faciliter le reste des calculs, j’ai aussi déporter l’acquisition des input et le calcul des output dans une nouvelle classe pour nettoyer le main, j’ai par ailleurs créé un fichier pour tester ma classe vecteur (et potentiellement d’autres plus tard).</text:span></text:p>
      <text:p text:style-name="P16"><text:span text:style-name="T12"><text:tab/>J’ai perdu pas mal de temps sur cette partie suite à une fausse manipulation sur mon visual studio juste avant mon commit </text:span><text:span text:style-name="T16">et a des interruptions extérieures.</text:span></text:p>
      <text:p text:style-name="P16"><text:span text:style-name="T12"/></text:p>
      <text:p text:style-name="P15"><text:span text:style-name="T13"><text:tab/>Pour passer de bois 2 à bois 1 j’ai essayé d’optimiser les virages en ralentissant à l’approche du point de passage visé et en gardant une vitesse plus basse jusqu’à avoir un angle suffisant faible avec le point de passage suivant. Le conserve la variable thrust au maximum le reste du temps, les valeurs pour la distance à laquelle je décide de ralentir et l’angle auquel il est acceptable de re accélérer ont étés déterminés empiriquement.</text:span></text:p>
      <text:p text:style-name="P15"><text:span text:style-name="T13"/></text:p>
      <text:p text:style-name="P17"><text:span text:style-name="T13"><text:tab/><text:tab/><text:tab/><text:tab/><text:tab/><text:tab/><text:tab/><text:tab/></text:span><text:span text:style-name="T14">11/06/2021, 1</text:span><text:span text:style-name="T16">8</text:span><text:span text:style-name="T14">h</text:span><text:span text:style-name="T16">51</text:span><text:span text:style-name="T14"> </text:span><text:span text:style-name="T15">(durée </text:span><text:span text:style-name="T16">3</text:span><text:span text:style-name="T15">h)</text:span></text:p>
      <text:p text:style-name="P15"><text:span text:style-name="T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1T19:17:21.824000000</dc:date>
    <meta:editing-duration>PT38M43S</meta:editing-duration>
    <meta:editing-cycles>10</meta:editing-cycles>
    <meta:document-statistic meta:table-count="0" meta:image-count="0" meta:object-count="0" meta:page-count="2" meta:paragraph-count="24" meta:word-count="504" meta:character-count="3157" meta:non-whitespace-character-count="2645"/>
  </office:meta>
</office:document-meta>
</file>